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it" fo:country="IT"/>
    </style:style>
    <style:style style:name="P2" style:parent-style-name="Standard" style:family="paragraph">
      <style:text-properties fo:language="it" fo:country="IT"/>
    </style:style>
    <style:style style:name="P3" style:parent-style-name="Standard" style:family="paragraph">
      <style:text-properties fo:language="it" fo:country="IT"/>
    </style:style>
    <style:style style:name="P4" style:parent-style-name="Standard" style:list-style-name="LFO8" style:family="paragraph"/>
    <style:style style:name="T5" style:parent-style-name="Car.predefinitoparagrafo" style:family="text">
      <style:text-properties fo:language="it" fo:country="IT"/>
    </style:style>
    <style:style style:name="T6" style:parent-style-name="Car.predefinitoparagrafo" style:family="text">
      <style:text-properties fo:language="it" fo:country="IT"/>
    </style:style>
    <style:style style:name="T7" style:parent-style-name="Car.predefinitoparagrafo" style:family="text">
      <style:text-properties fo:language="it" fo:country="IT"/>
    </style:style>
    <style:style style:name="T8" style:parent-style-name="Car.predefinitoparagrafo" style:family="text">
      <style:text-properties fo:language="it" fo:country="IT"/>
    </style:style>
    <style:style style:name="T9" style:parent-style-name="Car.predefinitoparagrafo" style:family="text">
      <style:text-properties fo:language="it" fo:country="IT"/>
    </style:style>
    <style:style style:name="T10" style:parent-style-name="Car.predefinitoparagrafo" style:family="text">
      <style:text-properties fo:language="it" fo:country="IT"/>
    </style:style>
    <style:style style:name="P11" style:parent-style-name="Standard" style:list-style-name="LFO8" style:family="paragraph"/>
    <style:style style:name="T12" style:parent-style-name="Car.predefinitoparagrafo" style:family="text">
      <style:text-properties fo:language="it" fo:country="IT"/>
    </style:style>
    <style:style style:name="T13" style:parent-style-name="Car.predefinitoparagrafo" style:family="text">
      <style:text-properties fo:language="it" fo:country="IT"/>
    </style:style>
    <style:style style:name="P14" style:parent-style-name="Standard" style:list-style-name="LFO8" style:family="paragraph"/>
    <style:style style:name="P15" style:parent-style-name="Standard" style:family="paragraph">
      <style:text-properties fo:language="it" fo:country="IT"/>
    </style:style>
    <style:style style:name="P16" style:parent-style-name="Standard" style:family="paragraph">
      <style:text-properties fo:language="it" fo:country="IT"/>
    </style:style>
    <style:style style:name="P17" style:parent-style-name="Standard" style:family="paragraph">
      <style:text-properties fo:language="it" fo:country="IT"/>
    </style:style>
    <style:style style:name="P18" style:parent-style-name="Standard" style:list-style-name="LFO12" style:family="paragraph"/>
    <style:style style:name="T19" style:parent-style-name="Car.predefinitoparagrafo" style:family="text">
      <style:text-properties fo:language="it" fo:country="IT"/>
    </style:style>
    <style:style style:name="T20" style:parent-style-name="Car.predefinitoparagrafo" style:family="text">
      <style:text-properties fo:language="it" fo:country="IT"/>
    </style:style>
    <style:style style:name="T21" style:parent-style-name="Car.predefinitoparagrafo" style:family="text">
      <style:text-properties fo:language="it" fo:country="IT"/>
    </style:style>
    <style:style style:name="T22" style:parent-style-name="Car.predefinitoparagrafo" style:family="text">
      <style:text-properties fo:language="it" fo:country="IT"/>
    </style:style>
    <style:style style:name="P23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it" fo:country="IT"/>
    </style:style>
    <style:style style:name="P24" style:parent-style-name="Standard" style:family="paragraph">
      <style:text-properties fo:language="it" fo:country="IT"/>
    </style:style>
    <style:style style:name="P25" style:parent-style-name="Standard" style:family="paragraph">
      <style:text-properties fo:language="it" fo:country="IT"/>
    </style:style>
    <style:style style:name="P26" style:parent-style-name="Standard" style:family="paragraph">
      <style:text-properties fo:language="it" fo:country="IT"/>
    </style:style>
    <style:style style:name="P27" style:parent-style-name="Standard" style:family="paragraph">
      <style:text-properties fo:language="it" fo:country="IT"/>
    </style:style>
    <style:style style:name="P28" style:parent-style-name="Standard" style:list-style-name="LFO9" style:family="paragraph"/>
    <style:style style:name="T29" style:parent-style-name="Car.predefinitoparagrafo" style:family="text">
      <style:text-properties fo:language="it" fo:country="IT"/>
    </style:style>
    <style:style style:name="T30" style:parent-style-name="Car.predefinitoparagrafo" style:family="text">
      <style:text-properties fo:language="it" fo:country="IT"/>
    </style:style>
    <style:style style:name="T31" style:parent-style-name="Car.predefinitoparagrafo" style:family="text">
      <style:text-properties fo:language="it" fo:country="IT"/>
    </style:style>
    <style:style style:name="T32" style:parent-style-name="Car.predefinitoparagrafo" style:family="text">
      <style:text-properties fo:language="it" fo:country="IT"/>
    </style:style>
    <style:style style:name="T33" style:parent-style-name="Car.predefinitoparagrafo" style:family="text">
      <style:text-properties fo:language="it" fo:country="IT"/>
    </style:style>
    <style:style style:name="T34" style:parent-style-name="Car.predefinitoparagrafo" style:family="text">
      <style:text-properties fo:language="it" fo:country="IT"/>
    </style:style>
    <style:style style:name="T35" style:parent-style-name="Car.predefinitoparagrafo" style:family="text">
      <style:text-properties fo:language="it" fo:country="IT"/>
    </style:style>
    <style:style style:name="P36" style:parent-style-name="Standard" style:list-style-name="LFO9" style:family="paragraph"/>
    <style:style style:name="T37" style:parent-style-name="Car.predefinitoparagrafo" style:family="text">
      <style:text-properties fo:language="it" fo:country="IT"/>
    </style:style>
    <style:style style:name="T38" style:parent-style-name="Car.predefinitoparagrafo" style:family="text">
      <style:text-properties fo:language="it" fo:country="IT"/>
    </style:style>
    <style:style style:name="P39" style:parent-style-name="Standard" style:list-style-name="LFO9" style:family="paragraph"/>
    <style:style style:name="T40" style:parent-style-name="Car.predefinitoparagrafo" style:family="text">
      <style:text-properties fo:language="it" fo:country="IT"/>
    </style:style>
    <style:style style:name="P41" style:parent-style-name="Standard" style:family="paragraph">
      <style:text-properties fo:language="it" fo:country="IT"/>
    </style:style>
    <style:style style:name="P42" style:parent-style-name="Standard" style:family="paragraph">
      <style:text-properties fo:language="it" fo:country="IT"/>
    </style:style>
    <style:style style:name="P43" style:parent-style-name="Standard" style:family="paragraph">
      <style:text-properties fo:language="it" fo:country="IT"/>
    </style:style>
    <style:style style:name="P44" style:parent-style-name="Standard" style:list-style-name="LFO12" style:family="paragraph"/>
    <style:style style:name="T45" style:parent-style-name="Car.predefinitoparagrafo" style:family="text">
      <style:text-properties fo:language="it" fo:country="IT"/>
    </style:style>
    <style:style style:name="T46" style:parent-style-name="Car.predefinitoparagrafo" style:family="text">
      <style:text-properties fo:language="it" fo:country="IT"/>
    </style:style>
    <style:style style:name="T47" style:parent-style-name="Car.predefinitoparagrafo" style:family="text">
      <style:text-properties fo:language="it" fo:country="IT"/>
    </style:style>
    <style:style style:name="T48" style:parent-style-name="Car.predefinitoparagrafo" style:family="text">
      <style:text-properties fo:language="it" fo:country="IT"/>
    </style:style>
    <style:style style:name="P49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0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1" style:parent-style-name="Standard" style:family="paragraph">
      <style:text-properties fo:language="it" fo:country="IT"/>
    </style:style>
    <style:style style:name="T52" style:parent-style-name="Car.predefinitoparagrafo" style:family="text">
      <style:text-properties fo:language="it" fo:country="IT"/>
    </style:style>
    <style:style style:name="T53" style:parent-style-name="Car.predefinitoparagrafo" style:family="text">
      <style:text-properties fo:language="it" fo:country="IT"/>
    </style:style>
    <style:style style:name="P54" style:parent-style-name="Standard" style:list-style-name="LFO1" style:family="paragraph"/>
    <style:style style:name="T55" style:parent-style-name="Car.predefinitoparagrafo" style:family="text">
      <style:text-properties fo:language="it" fo:country="IT"/>
    </style:style>
    <style:style style:name="P56" style:parent-style-name="Standard" style:list-style-name="LFO1" style:family="paragraph"/>
    <style:style style:name="P57" style:parent-style-name="Standard" style:list-style-name="LFO1" style:family="paragraph"/>
    <style:style style:name="T58" style:parent-style-name="Car.predefinitoparagrafo" style:family="text">
      <style:text-properties fo:language="it" fo:country="IT"/>
    </style:style>
    <style:style style:name="T59" style:parent-style-name="Car.predefinitoparagrafo" style:family="text">
      <style:text-properties fo:language="it" fo:country="IT"/>
    </style:style>
    <style:style style:name="P60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61" style:parent-style-name="Standard" style:list-style-name="LFO3" style:family="paragraph"/>
    <style:style style:name="P62" style:parent-style-name="Standard" style:list-style-name="LFO3" style:family="paragraph"/>
    <style:style style:name="P63" style:parent-style-name="Standard" style:list-style-name="LFO3" style:family="paragraph"/>
    <style:style style:name="T64" style:parent-style-name="Car.predefinitoparagrafo" style:family="text">
      <style:text-properties fo:language="it" fo:country="IT"/>
    </style:style>
    <style:style style:name="P65" style:parent-style-name="Standard" style:family="paragraph">
      <style:text-properties fo:language="it" fo:country="IT"/>
    </style:style>
    <style:style style:name="P66" style:parent-style-name="Standard" style:list-style-name="LFO12" style:family="paragraph"/>
    <style:style style:name="T67" style:parent-style-name="Car.predefinitoparagrafo" style:family="text">
      <style:text-properties fo:language="it" fo:country="IT"/>
    </style:style>
    <style:style style:name="P68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69" style:parent-style-name="Standard" style:list-style-name="LFO4" style:family="paragraph"/>
    <style:style style:name="P70" style:parent-style-name="Standard" style:list-style-name="LFO4" style:family="paragraph"/>
    <style:style style:name="T71" style:parent-style-name="Car.predefinitoparagrafo" style:family="text">
      <style:text-properties fo:language="it" fo:country="IT"/>
    </style:style>
    <style:style style:name="P72" style:parent-style-name="Standard" style:list-style-name="LFO4" style:family="paragraph"/>
    <style:style style:name="P73" style:parent-style-name="Standard" style:list-style-name="LFO4" style:family="paragraph"/>
    <style:style style:name="P74" style:parent-style-name="Standard" style:family="paragraph">
      <style:text-properties fo:language="it" fo:country="IT"/>
    </style:style>
    <style:style style:name="P75" style:parent-style-name="Standard" style:list-style-name="LFO11" style:family="paragraph">
      <style:text-properties fo:language="it" fo:country="IT"/>
    </style:style>
    <style:style style:name="P76" style:parent-style-name="Standard" style:list-style-name="LFO11" style:family="paragraph">
      <style:text-properties fo:language="it" fo:country="IT"/>
    </style:style>
    <style:style style:name="P77" style:parent-style-name="Standard" style:family="paragraph">
      <style:paragraph-properties fo:margin-left="0.5in">
        <style:tab-stops/>
      </style:paragraph-properties>
      <style:text-properties fo:language="it" fo:country="IT"/>
    </style:style>
    <style:style style:name="P78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it" fo:country="IT"/>
    </style:style>
    <style:style style:name="P79" style:parent-style-name="Standard" style:list-style-name="LFO5" style:family="paragraph"/>
    <style:style style:name="P80" style:parent-style-name="Standard" style:list-style-name="LFO5" style:family="paragraph"/>
    <style:style style:name="P81" style:parent-style-name="Standard" style:list-style-name="LFO5" style:family="paragraph"/>
    <style:style style:name="P82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3" style:parent-style-name="Car.predefinitoparagrafo" style:family="text">
      <style:text-properties fo:language="it" fo:country="IT"/>
    </style:style>
    <style:style style:name="P84" style:parent-style-name="Standard" style:list-style-name="LFO6" style:family="paragraph"/>
    <style:style style:name="P85" style:parent-style-name="Standard" style:list-style-name="LFO6" style:family="paragraph"/>
    <style:style style:name="T86" style:parent-style-name="Car.predefinitoparagrafo" style:family="text">
      <style:text-properties fo:language="it" fo:country="IT"/>
    </style:style>
    <style:style style:name="T87" style:parent-style-name="Car.predefinitoparagrafo" style:family="text">
      <style:text-properties fo:language="it" fo:country="IT"/>
    </style:style>
    <style:style style:name="T88" style:parent-style-name="Car.predefinitoparagrafo" style:family="text">
      <style:text-properties fo:language="it" fo:country="IT"/>
    </style:style>
    <style:style style:name="T89" style:parent-style-name="Car.predefinitoparagrafo" style:family="text">
      <style:text-properties fo:language="it" fo:country="IT"/>
    </style:style>
    <style:style style:name="T90" style:parent-style-name="Car.predefinitoparagrafo" style:family="text">
      <style:text-properties fo:language="it" fo:country="IT"/>
    </style:style>
    <style:style style:name="T91" style:parent-style-name="Car.predefinitoparagrafo" style:family="text">
      <style:text-properties fo:language="it" fo:country="IT"/>
    </style:style>
    <style:style style:name="P9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93" style:parent-style-name="Standard" style:list-style-name="LFO7" style:family="paragraph"/>
    <style:style style:name="P94" style:parent-style-name="Standard" style:list-style-name="LFO7" style:family="paragraph"/>
    <style:style style:name="P95" style:parent-style-name="Standard" style:list-style-name="LFO7" style:family="paragraph"/>
    <style:style style:name="P9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</office:automatic-styles>
  <office:body>
    <office:text text:use-soft-page-breaks="true">
      <text:p text:style-name="P1">Name: Ricerca di un prodotto da parte di un cliente registrato</text:p>
      <text:p text:style-name="P2">Participating actors: Cliente registrato</text:p>
      <text:p text:style-name="P3">Flow of events:</text:p>
      <text:list text:style-name="LFO8" text:continue-numbering="true">
        <text:list-item>
          <text:p text:style-name="P4">Il cliente inserisce nella barra di ricerca<text:s/><text:span text:style-name="T5">una<text:s/></text:span><text:span text:style-name="T6">keyword</text:span><text:span text:style-name="T7"><text:s/>(</text:span><text:span text:style-name="T8">tipologia, marca, nome specifico</text:span><text:span text:style-name="T9">)</text:span><text:span text:style-name="T10"><text:s/>che identifica i prodotti da cercare</text:span></text:p>
        </text:list-item>
        <text:list-item>
          <text:p text:style-name="P11">Il sistema cerca i prodotti corrispondenti al<text:span text:style-name="T12">la keyword<text:s/></text:span>inserit<text:span text:style-name="T13">a</text:span><text:s/>dal cliente <text:s text:c="5"/></text:p>
        </text:list-item>
        <text:list-item>
          <text:p text:style-name="P14">Il sistema mosta a video una tabella contente tutti i prodotti corrsipondenti alla ricerca, visualizzando per ogni prodotto la foto, il nome, la tipologia, la marca, il prezzo, la quantità e un pulsante per aggiungerlo al carrello</text:p>
        </text:list-item>
      </text:list>
      <text:p text:style-name="P15">Entry condition: Il cliente deve essere loggato</text:p>
      <text:p text:style-name="P16">Exit conditions:<text:s/>Viene visualizzata la tabella contente i prodotti corrispondenti alla ricerca</text:p>
      <text:p text:style-name="P17">Exception condition:<text:s/></text:p>
      <text:list text:style-name="LFO12" text:continue-numbering="true">
        <text:list-item>
          <text:p text:style-name="P18"><text:span text:style-name="T19">Se dopo l’esecuzione del punto 3 nel sistema non<text:s/></text:span>sono presenti prodotti inerenti al parametro inserito dal cliente<text:span text:style-name="T20"><text:s/>viene chiamato il caso d’uso “</text:span><text:span text:style-name="T21">Keyword</text:span><text:span text:style-name="T22"><text:s/>non corrispondente a nessun prodotto”</text:span></text:p>
        </text:list-item>
      </text:list>
      <text:p text:style-name="P23"/>
      <text:p text:style-name="P24"/>
      <text:p text:style-name="P25">Name: Ricerca di un prodotto da parte di un cliente non registrato</text:p>
      <text:p text:style-name="P26">Participating actors: Cliente</text:p>
      <text:p text:style-name="P27">Flow of events:</text:p>
      <text:list text:style-name="LFO9" text:continue-numbering="true">
        <text:list-item>
          <text:p text:style-name="P28">Il cliente inserisce nella barra di ricerca<text:s/><text:span text:style-name="T29">una<text:s/></text:span><text:span text:style-name="T30">keyword</text:span><text:span text:style-name="T31"><text:s/>(</text:span><text:span text:style-name="T32">tipologia, marca, nome specifico</text:span><text:span text:style-name="T33">)</text:span><text:span text:style-name="T34"><text:s/></text:span><text:span text:style-name="T35">che identifica i prodotti da cercare</text:span><text:s/></text:p>
        </text:list-item>
        <text:list-item>
          <text:p text:style-name="P36">Il sistema cerca i prodotti corrispondenti al<text:span text:style-name="T37">la keyword<text:s/></text:span>inserit<text:span text:style-name="T38">a</text:span><text:s/>dal cliente <text:s text:c="5"/></text:p>
        </text:list-item>
        <text:list-item>
          <text:p text:style-name="P39">Il sistema mosta a video una tabella contente tutti i prodotti corrsipondenti alla ricerca, visualizzando per ogni prodotto la foto, il nome, la tipologia, la marca, il prezzo<text:span text:style-name="T40"><text:s/>e</text:span><text:s/>la quantità</text:p>
        </text:list-item>
      </text:list>
      <text:p text:style-name="P41">Entry condition:<text:s/>Il cliente accede al sito</text:p>
      <text:p text:style-name="P42">Exit conditions:<text:s/>Viene visualizzata la tabella contente i prodotti corrispondenti alla ricerca</text:p>
      <text:p text:style-name="P43">Exception condition:<text:s/></text:p>
      <text:list text:style-name="LFO12" text:continue-numbering="true">
        <text:list-item>
          <text:p text:style-name="P44"><text:span text:style-name="T45">Se dopo l’esecuzione del punto 3 nel sistema non<text:s/></text:span>sono presenti prodotti inerenti al parametro inserito dal cliente<text:span text:style-name="T46"><text:s/>viene chiamato il caso d’uso “</text:span><text:span text:style-name="T47">Keyword</text:span><text:span text:style-name="T48"><text:s/>non corrispondente a nessun prodotto”</text:span></text:p>
        </text:list-item>
      </text:list>
      <text:p text:style-name="P49"/>
      <text:p text:style-name="P50"/>
      <text:p text:style-name="P51"/>
      <text:p text:style-name="Standard">Name: Aggiunta di<text:s/><text:span text:style-name="T52">un<text:s/></text:span>prodott<text:span text:style-name="T53">o</text:span><text:s/>al carrello</text:p>
      <text:p text:style-name="Standard">Participating actors: Cliente registrato</text:p>
      <text:p text:style-name="Standard">Flow of events:</text:p>
      <text:list text:style-name="LFO1" text:continue-numbering="true">
        <text:list-item>
          <text:p text:style-name="P54"><text:span text:style-name="T55">Include caso d’uso “Ricerca di un prodotto da parte di un cliente registrato”</text:span></text:p>
        </text:list-item>
        <text:list-item>
          <text:p text:style-name="P56">Il cliente preme il pulsante per aggiungere il prodotto al carrello</text:p>
        </text:list-item>
        <text:list-item>
          <text:p text:style-name="P57">Include caso d'uso "Prenotazione prodotti"</text:p>
        </text:list-item>
      </text:list>
      <text:p text:style-name="Standard"/>
      <text:p text:style-name="Standard">Entry condition: Il cliente deve<text:s/><text:span text:style-name="T58">essere loggato</text:span></text:p>
      <text:p text:style-name="Standard">Exit conditions:<text:s/><text:span text:style-name="T59">Il cliente aggiunge il prodotto al carrello</text:span></text:p>
      <text:p text:style-name="P6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ame: Accesso al sistema</text:p>
      <text:p text:style-name="Standard">Participating actors: Cliente</text:p>
      <text:p text:style-name="Standard">Flow of events:</text:p>
      <text:list text:style-name="LFO3" text:continue-numbering="true">
        <text:list-item>
          <text:p text:style-name="P61">Il cliente accede al sito immettendo username e password</text:p>
        </text:list-item>
        <text:list-item>
          <text:p text:style-name="P62">Il sistema controlla se le<text:s/>credenziali inserite sono corrette</text:p>
        </text:list-item>
        <text:list-item>
          <text:p text:style-name="P63">Il sistema reinderizza il cliente sulla home page</text:p>
        </text:list-item>
      </text:list>
      <text:p text:style-name="Standard">Entry condition: Il cliente non è loggato</text:p>
      <text:p text:style-name="Standard">Exit conditions:<text:s/><text:span text:style-name="T64">Username e password sono corrette e il cliente accede al sito</text:span></text:p>
      <text:p text:style-name="P65">Exception condition:</text:p>
      <text:list text:style-name="LFO12" text:continue-numbering="true">
        <text:list-item>
          <text:p text:style-name="P66"><text:span text:style-name="T67">Al punto 2, se le credenziali inserite sono errate viene chiamato il caso d’uso “Credenziali errate”</text:span></text:p>
        </text:list-item>
      </text:list>
      <text:p text:style-name="P68"/>
      <text:p text:style-name="Standard"/>
      <text:p text:style-name="Standard"/>
      <text:p text:style-name="Standard"/>
      <text:p text:style-name="Standard">Name: Prenotazione prodotti</text:p>
      <text:p text:style-name="Standard">Participating actors: Cliente registrato</text:p>
      <text:p text:style-name="Standard">Flow of events:</text:p>
      <text:list text:style-name="LFO4" text:continue-numbering="true">
        <text:list-item>
          <text:p text:style-name="P69">Il sistema reinderizza il cliente sulla pagina del carrello</text:p>
        </text:list-item>
        <text:list-item>
          <text:p text:style-name="P70">Il cliente visualizza la lista dei prodotti<text:span text:style-name="T71"><text:s/>presenti nel carrello</text:span></text:p>
        </text:list-item>
        <text:list-item>
          <text:p text:style-name="P72">Il cliente prenota i prodotti presenti nel carrello</text:p>
        </text:list-item>
        <text:list-item>
          <text:p text:style-name="P73">Il sistema reinderizza l'utente su una pagina in cui viene visualizzato un messaggio che conferma l'avvenuta prenotazione</text:p>
        </text:list-item>
      </text:list>
      <text:p text:style-name="Standard">Entry condition: Il cliente aggiunge prodotti al carrello</text:p>
      <text:p text:style-name="Standard">Exit conditions: Prenotazione effettuata</text:p>
      <text:p text:style-name="P74">Exception condition:</text:p>
      <text:list text:style-name="LFO11" text:continue-numbering="true">
        <text:list-item>
          <text:p text:style-name="P75">Se non si verifica il punto 3 e il cliente vuole rimuovere uno o più prodotti dal carrello allora viene chiamato il caso d’uso “Rimozione di uno o più prodotti dal carrello”</text:p>
        </text:list-item>
        <text:list-item>
          <text:p text:style-name="P76">Se al punto 2 il cliente vuole aggiungere ulteriori prodotti al carrello, viene chiamato il caso d’uso “Aggiunta di un prodotto al carrello”</text:p>
        </text:list-item>
      </text:list>
      <text:p text:style-name="P77"/>
      <text:p text:style-name="P78"/>
      <text:p text:style-name="Standard"/>
      <text:p text:style-name="Standard"/>
      <text:p text:style-name="Standard">Name: Credenziali errate</text:p>
      <text:p text:style-name="Standard">Participating actors: Cliente registrato</text:p>
      <text:p text:style-name="Standard">Flow of events:</text:p>
      <text:list text:style-name="LFO5" text:continue-numbering="true">
        <text:list-item>
          <text:p text:style-name="P79">Il cliente ha inserito username e/o password errati</text:p>
        </text:list-item>
        <text:list-item>
          <text:p text:style-name="P80">Il sistema notifica al cliente l'errore</text:p>
        </text:list-item>
        <text:list-item>
          <text:p text:style-name="P81">Il sistema invita il<text:s/>cliente ad inserire nuovamente username e password</text:p>
        </text:list-item>
      </text:list>
      <text:p text:style-name="Standard">Entry condition: username e/o password inseriti dal cliente sono errati</text:p>
      <text:p text:style-name="Standard">Exit conditions: Il cliente inserisce username e passwword corretti</text:p>
      <text:p text:style-name="P82"/>
      <text:p text:style-name="Standard"/>
      <text:p text:style-name="Standard"/>
      <text:p text:style-name="Standard"/>
      <text:p text:style-name="Standard"/>
      <text:p text:style-name="Standard">Name:<text:s/><text:span text:style-name="T83">Keyword</text:span><text:s/>non corrispondente a nessun prodotto</text:p>
      <text:p text:style-name="Standard">Participating actors: Cliente registrato</text:p>
      <text:p text:style-name="Standard">Flow of events:</text:p>
      <text:soft-page-break/>
      <text:list text:style-name="LFO6" text:continue-numbering="true">
        <text:list-item>
          <text:p text:style-name="P84">Il sistema reinderizza l'utente su una pagina in cui non ci sono prodotti</text:p>
        </text:list-item>
        <text:list-item>
          <text:p text:style-name="P85">Il sistema invita l'utente a<text:s/>modificare<text:span text:style-name="T86"><text:s/>la</text:span><text:s/><text:span text:style-name="T87">keyword</text:span><text:span text:style-name="T88"><text:s/>che identifica i prodotti</text:span></text:p>
        </text:list-item>
      </text:list>
      <text:p text:style-name="Standard">Entry condition: Nel sistema non sono presenti prodotti inerenti al parametro inserito dal cliente</text:p>
      <text:p text:style-name="Standard">Exit conditions: Il cliente inserisce un<text:span text:style-name="T89">a</text:span><text:s/><text:span text:style-name="T90">keyword</text:span><text:s/>di ricerca valid<text:span text:style-name="T91">a</text:span></text:p>
      <text:p text:style-name="P9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ame: Rimozione di uno o più prodotti dal carrello</text:p>
      <text:p text:style-name="Standard">Participating actors: Cliente registrato</text:p>
      <text:p text:style-name="Standard">Flow of events:</text:p>
      <text:list text:style-name="LFO7" text:continue-numbering="true">
        <text:list-item>
          <text:p text:style-name="P93">Il cliente visualizza nella pagina "Carrello" la lista dei prodotti presenti</text:p>
        </text:list-item>
        <text:list-item>
          <text:p text:style-name="P94">Il cliente elimina uno o più prodotti dalla lista</text:p>
        </text:list-item>
        <text:list-item>
          <text:p text:style-name="P95">Il sistema aggiorna la lista dei prodotti</text:p>
        </text:list-item>
      </text:list>
      <text:p text:style-name="Standard">Entry conditions: Rimozione di<text:s/>uno o più prodotti dal carrello</text:p>
      <text:p text:style-name="Standard">Exit conditions: <text:s/>Il cliente ha rimosso i/il prodotti/o</text:p>
      <text:p text:style-name="Standard"/>
      <text:p text:style-name="P96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erardo Donatiello</dc:creator>
    <meta:creation-date>2009-04-16T11:32:00Z</meta:creation-date>
    <dc:date>2018-10-31T09:43:00Z</dc:date>
    <meta:template xlink:href="Normal" xlink:type="simple"/>
    <meta:editing-cycles>13</meta:editing-cycles>
    <meta:editing-duration>PT6360S</meta:editing-duration>
    <meta:user-defined meta:name="Info 1"/>
    <meta:user-defined meta:name="Info 2"/>
    <meta:user-defined meta:name="Info 3"/>
    <meta:user-defined meta:name="Info 4"/>
    <meta:document-statistic meta:page-count="3" meta:paragraph-count="9" meta:word-count="706" meta:character-count="4725" meta:row-count="33" meta:non-whitespace-character-count="4028"/>
  </office:meta>
</office:document-meta>
</file>